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1212117794464924468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0372713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<text:soft-page-break/>40.5 miles in the last week</text:p>
      <text:p text:style-name="P1"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</text:p>
      <text:p text:style-name="P2">Splits: 10:28, 9:32, 8:34, 7:47</text:p>
      <text:p text:style-name="P2">The sum of all the accents on the course is 268 ft as measured using Google Earth.</text:p>
      <text:p text:style-name="P2"/>
      <text:p text:style-name="P2">Tues May 22, 2018 <text:span text:style-name="T1">3.75 miles</text:span> <text:s/></text:p>
      <text:p text:style-name="P2">I jogged ¼ mile and rested a few minutes. <text:s/>Then I ran 3 miles on a treadmill at 10:00/mile and warmed down with a ½ mile jog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2T10:17:11.17</dc:date>
    <dc:creator>James Lombardi</dc:creator>
    <meta:editing-duration>P3DT2H25M13S</meta:editing-duration>
    <meta:editing-cycles>281</meta:editing-cycles>
    <meta:generator>OpenOffice/4.1.2$Win32 OpenOffice.org_project/412m3$Build-9782</meta:generator>
    <meta:document-statistic meta:table-count="0" meta:image-count="0" meta:object-count="0" meta:page-count="13" meta:paragraph-count="273" meta:word-count="3650" meta:character-count="17718"/>
  </office:meta>
</office:document-meta>
</file>